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solid" draw:fill-color="#bbe33d" draw:textarea-horizontal-align="justify" draw:textarea-vertical-align="middle" draw:auto-grow-height="false" fo:min-height="3.548cm" fo:min-width="6.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9cm" fo:min-width="5.048cm"/>
    </style:style>
    <style:style style:name="gr3" style:family="graphic" style:parent-style-name="standard">
      <style:graphic-properties svg:stroke-color="#000000" draw:fill="solid" draw:fill-color="#8e86ae" draw:textarea-horizontal-align="justify" draw:textarea-vertical-align="middle" draw:auto-grow-height="false" fo:min-height="0.959cm" fo:min-width="1.9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1.382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fill="solid" draw:fill-color="#8e86ae" draw:textarea-horizontal-align="justify" draw:textarea-vertical-align="middle" draw:auto-grow-height="false" fo:min-height="1.26cm" fo:min-width="1.4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1.229cm"/>
    </style:style>
    <style:style style:name="gr8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1.017cm" fo:min-width="3.3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1.514cm"/>
    </style:style>
    <style:style style:name="gr10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11" style:family="graphic" style:parent-style-name="standard">
      <style:graphic-properties svg:stroke-width="0cm" svg:stroke-color="#000000" draw:marker-start-width="0.2cm" draw:marker-end-width="0.2cm" draw:fill="solid" draw:fill-color="#ff8000" draw:textarea-horizontal-align="justify" draw:textarea-vertical-align="middle" draw:auto-grow-height="false" fo:min-height="0.95cm" fo:min-width="1.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bbe33d" draw:textarea-horizontal-align="justify" draw:textarea-vertical-align="middle" draw:auto-grow-height="false" fo:min-height="3.598cm" fo:min-width="6.45cm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bbe33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8e86ae"/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solid" draw:fill-color="#3faf46"/>
      <style:paragraph-properties fo:text-align="center"/>
    </style:style>
    <style:style style:name="P10" style:family="paragraph">
      <loext:graphic-properties draw:fill="solid" draw:fill-color="#ff8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3.898cm" svg:x="1cm" svg:y="1.9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42cm" svg:height="0.962cm" svg:x="1.638cm" svg:y="0.325cm">
          <draw:text-box>
            <text:p>Distributed Installation of TheSNPPit</text:p>
          </draw:text-box>
        </draw:frame>
        <draw:custom-shape draw:style-name="gr3" draw:text-style-name="P3" draw:layer="layout" svg:width="2.423cm" svg:height="2.29cm" svg:x="1.377cm" svg:y="3.36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5" draw:layer="layout" svg:width="2.509cm" svg:height="1.199cm" svg:x="1.346cm" svg:y="4.19cm">
          <draw:text-box>
            <text:p text:style-name="P4"><text:span text:style-name="T1">Postgresql</text:span></text:p>
            <text:p text:style-name="P4"><text:span text:style-name="T1">DB-Server</text:span></text:p>
          </draw:text-box>
        </draw:frame>
        <draw:line draw:style-name="gr5" draw:text-style-name="P6" draw:layer="layout" svg:x1="3.8cm" svg:y1="4.484cm" svg:x2="5.577cm" svg:y2="4.484cm">
          <text:p/>
        </draw:line>
        <draw:custom-shape draw:style-name="gr6" draw:text-style-name="P3" draw:layer="layout" svg:width="1.939cm" svg:height="1.51cm" svg:x="5.523cm" svg:y="3.75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314cm" svg:height="1.199cm" svg:x="5.331cm" svg:y="3.895cm">
          <draw:text-box>
            <text:p text:style-name="P7"><text:span text:style-name="T1">Psql </text:span></text:p>
            <text:p text:style-name="P7"><text:span text:style-name="T1">DB-Client</text:span></text:p>
          </draw:text-box>
        </draw:frame>
        <draw:custom-shape draw:style-name="gr8" draw:text-style-name="P9" draw:layer="layout" svg:width="3.824cm" svg:height="1.267cm" svg:x="3.638cm" svg:y="2.09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74cm" svg:height="1.199cm" svg:x="4.308cm" svg:y="2.092cm">
          <draw:text-box>
            <text:p text:style-name="P7"><text:span text:style-name="T1">Perl-based </text:span></text:p>
            <text:p text:style-name="P7"><text:span text:style-name="T1">Front-end</text:span></text:p>
          </draw:text-box>
        </draw:frame>
        <draw:line draw:style-name="gr10" draw:text-style-name="P6" draw:layer="layout" svg:x1="6.438cm" svg:y1="3.364cm" svg:x2="6.439cm" svg:y2="3.754cm">
          <text:p/>
        </draw:line>
        <draw:custom-shape draw:style-name="gr11" draw:text-style-name="P10" draw:layer="layout" svg:width="2.1cm" svg:height="1.2cm" svg:x="11.9cm" svg:y="3.8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84cm" svg:height="0.962cm" svg:x="12cm" svg:y="3.9cm">
          <draw:text-box>
            <text:p>User</text:p>
          </draw:text-box>
        </draw:frame>
        <draw:custom-shape draw:style-name="gr13" draw:text-style-name="P1" draw:layer="layout" svg:width="7cm" svg:height="3.898cm" svg:x="1cm" svg:y="6.002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2.6cm" svg:y1="8.6cm" svg:x2="5.577cm" svg:y2="8.584cm">
          <text:p/>
        </draw:line>
        <draw:custom-shape draw:style-name="gr6" draw:text-style-name="P3" draw:layer="layout" svg:width="1.939cm" svg:height="1.51cm" svg:x="5.523cm" svg:y="7.85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314cm" svg:height="1.199cm" svg:x="5.331cm" svg:y="7.995cm">
          <draw:text-box>
            <text:p text:style-name="P7"><text:span text:style-name="T1">Psql </text:span></text:p>
            <text:p text:style-name="P7"><text:span text:style-name="T1">DB-Client</text:span></text:p>
          </draw:text-box>
        </draw:frame>
        <draw:custom-shape draw:style-name="gr8" draw:text-style-name="P9" draw:layer="layout" svg:width="3.824cm" svg:height="1.267cm" svg:x="3.638cm" svg:y="6.19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74cm" svg:height="1.199cm" svg:x="4.308cm" svg:y="6.192cm">
          <draw:text-box>
            <text:p text:style-name="P7"><text:span text:style-name="T1">Perl-based </text:span></text:p>
            <text:p text:style-name="P7"><text:span text:style-name="T1">Front-end</text:span></text:p>
          </draw:text-box>
        </draw:frame>
        <draw:line draw:style-name="gr10" draw:text-style-name="P6" draw:layer="layout" svg:x1="6.438cm" svg:y1="7.464cm" svg:x2="6.439cm" svg:y2="7.854cm">
          <text:p/>
        </draw:line>
        <draw:line draw:style-name="gr15" draw:text-style-name="P11" draw:layer="layout" svg:x1="2.6cm" svg:y1="8.6cm" svg:x2="2.6cm" svg:y2="5.7cm">
          <text:p/>
        </draw:line>
        <draw:line draw:style-name="gr15" draw:text-style-name="P11" draw:layer="layout" svg:x1="11.9cm" svg:y1="4.4cm" svg:x2="7.5cm" svg:y2="2.5cm">
          <text:p/>
        </draw:line>
        <draw:line draw:style-name="gr15" draw:text-style-name="P11" draw:layer="layout" svg:x1="11.9cm" svg:y1="4.4cm" svg:x2="7.5cm" svg:y2="6.7cm">
          <text:p/>
        </draw:line>
        <draw:frame draw:style-name="gr12" draw:text-style-name="P12" draw:layer="layout" svg:width="2.009cm" svg:height="0.802cm" svg:x="1cm" svg:y="2cm">
          <draw:text-box>
            <text:p><text:span text:style-name="T2">master</text:span></text:p>
          </draw:text-box>
        </draw:frame>
        <draw:frame draw:style-name="gr12" draw:text-style-name="P12" draw:layer="layout" svg:width="1.653cm" svg:height="0.802cm" svg:x="1.001cm" svg:y="8.8cm">
          <draw:text-box>
            <text:p><text:span text:style-name="T2">slave</text:span></text:p>
          </draw:text-box>
        </draw:frame>
        <draw:frame draw:style-name="gr12" draw:text-style-name="P2" draw:layer="layout" svg:width="1.035cm" svg:height="0.962cm" svg:x="3.8cm" svg:y="10.2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2-05T11:30:26.421505556</dc:date>
    <meta:editing-duration>PT14M8S</meta:editing-duration>
    <meta:editing-cycles>3</meta:editing-cycles>
    <meta:generator>LibreOffice/6.1.2.1$MacOSX_X86_64 LibreOffice_project/65905a128db06ba48db947242809d14d3f9a93fe</meta:generator>
    <meta:document-statistic meta:object-count="25"/>
  </office:meta>
</office:document-meta>
</file>